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Title">
      <style:text-properties fo:font-weight="bold" style:font-weight-asian="bold" style:font-weight-complex="bold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Cadre3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4"><text:span text:style-name="T11">do text</text:span></text:p><text:p text:style-name="P4"><text:span text:style-name="T11">from document(at=header, format='odt')</text:span></text:p></office:annotation><text:span text:style-name="T4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style-name="fr2" draw:name="Cadre1" text:anchor-type="paragraph" svg:x="7.796cm" svg:y="0.051cm" svg:width="8.511cm" svg:height="3.256cm" draw:z-index="0"><draw:text-box><text:p text:style-name="Standard"><text:span text:style-name="T2"><office:annotation><dc:creator>sde </dc:creator><dc:date>2011-07-27T10:01:44</dc:date><text:p text:style-name="P4"><text:span text:style-name="T7">do text if not len(self.getApplicants()) &gt; 1</text:span></text:p><text:p text:style-name="P4"><text:span text:style-name="T8">from xhtml(self.portal_urban.decorateHTML('UrbanBody',applicantobj.getSignaletic(withaddress=True,linebyline=True)))</text:span></text:p></office:annotation></text:span><text:span text:style-name="T2">Titre Nom Prénom<text:line-break/>Adresse ligne1<text:line-break/>Adresse ligne2</text:span></text:p><text:p text:style-name="Standard"><text:span text:style-name="T2"><office:annotation><dc:creator>sde </dc:creator><dc:date>2011-07-27T10:01:59</dc:date><text:p text:style-name="P4"><text:span text:style-name="T7">do text if len(self.getApplicants()) &gt; 1</text:span></text:p></office:annotation></text:span><text:span text:style-name="T2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Standard"/><text:p text:style-name="Standard"/><text:p text:style-name="Standard"><office:annotation><dc:creator>sge </dc:creator><dc:date>2011-08-09T15:36:30</dc:date><text:p text:style-name="P4"><text:span text:style-name="T12">do text if len(self.getApplicants()) &gt; 1</text:span></text:p></office:annotation><text:text-input text:description="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3">Déclaration urbanistique</text:p>
      <text:p text:style-name="UrbanBody"/>
      <text:p text:style-name="UrbanBody"><text:span text:style-name="T5"><office:annotation><dc:creator>Gauthier Bastien</dc:creator><dc:date>2011-01-13T14:56:41</dc:date><text:p text:style-name="P4"><text:span text:style-name="T11">do text</text:span></text:p><text:p text:style-name="P4"><text:span text:style-name="T11">from document(at=reference, format='odt')</text:span></text:p></office:annotation></text:span><text:span text:style-name="T6">Import depuis reference.odt</text:span></text:p>
      <text:p text:style-name="UrbanBody"/>
      <text:p text:style-name="UrbanBody"><office:annotation><dc:creator>Gauthier Bastien</dc:creator><dc:date>2011-02-16T16:12:24</dc:date><text:p text:style-name="P4"><text:span text:style-name="T10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4"><text:span text:style-name="T9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 :</text:span> <text:text-input text:description="Bien-Parcelles">self.getPortionOutsText()</text:text-input></text:p>
      <text:p text:style-name="UrbanBody"/>
      <text:p text:style-name="UrbanBody"><office:annotation><dc:creator>Gauthier Bastien</dc:creator><dc:date>2011-02-21T09:23:46</dc:date><text:p text:style-name="P4"><text:span text:style-name="T8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4"><text:span text:style-name="T8">do text if len(self.getApplicants()) &gt; 1</text:span></text:p></office:annotation><text:span text:style-name="T1">&lt;%Titre%&gt;</text:span>,</text:p>
      <text:p text:style-name="UrbanBody"/>
      <text:p text:style-name="UrbanBody">Par la présente, nous vous informons que notre Collège communal, réuni en séance du <text:text-input text:description="Date du collège">tool.formatDate(self.getLastCollegeReport().getEventDate())</text:text-input>, a considéré votre déclaration, déposée en date du <text:text-input text:description="Date de réception de la demande">tool.formatDate(self.getLastDeposit().getEventDate())</text:text-input>, comme <text:span text:style-name="T6"><text:text-input text:description="">self.getReceivability().upper()</text:text-input></text:span>. Celle-ci relève de l’article <text:text-input text:description="Article court">self.getArticle(theObject=True).getExtraValue()</text:text-input> du CWATUPE.</text:p>
      <text:p text:style-name="UrbanBody"/>
      <text:p text:style-name="UrbanBody">Dès lors, <text:span text:style-name="T6">vous pourrez passer à l’exécution des actes et travaux que vous envisagez 20 jours à compter à partir du lendemain de la date de dépôt de celle-ci.</text:span></text:p>
      <text:p text:style-name="UrbanBody"/>
      <text:p text:style-name="UrbanBody">Nous vous rappelons l’obligation qui vous incombe d’afficher copie de votre déclaration sur le terrain à front du domaine public, visible à partir de celui-ci et ce, pendant toute la durée de l’exécution des actes et travaux. En vertu de la délibération du Conseil Communal du [XXX], votre déclaration est soumise à une <text:span text:style-name="T6">redevance de 15 €</text:span> que nous vous demandons de <text:span text:style-name="T6">verser sur le compte BEXX-XXX-XXXXXXX-XX</text:span> avec la référence suivante (<text:text-input text:description="Référence">self.getReference()</text:text-input>).</text:p>
      <text:p text:style-name="UrbanBody"/>
      <text:p text:style-name="UrbanBody">Copie de la présente est envoyée à Monsieur le Fonctionnaire délégué. </text:p>
      <text:p text:style-name="UrbanBody"/>
      <text:p text:style-name="UrbanBody"><office:annotation><dc:creator>Gauthier Bastien</dc:creator><dc:date>2011-02-21T09:23:46</dc:date><text:p text:style-name="P4"><text:span text:style-name="T8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4"><text:span text:style-name="T8">do text if len(self.getApplicants()) &gt; 1</text:span></text:p></office:annotation>Demeurant à votre disposition, nous vous prions d'agréer, <text:span text:style-name="T1">&lt;%Titre%&gt;</text:span>, nos salutations distinguées.</text:p>
      <text:p text:style-name="UrbanBody"/>
      <text:p text:style-name="UrbanBody"/>
      <text:p text:style-name="UrbanBody"><text:span text:style-name="T3"><office:annotation><dc:creator>sde </dc:creator><dc:date>2011-07-27T10:02:32</dc:date><text:p text:style-name="P4"><text:span text:style-name="T7">do text</text:span></text:p><text:p text:style-name="P4"><text:span text:style-name="T8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de </meta:initial-creator>
    <meta:creation-date>2011-07-26T09:39:57</meta:creation-date>
    <dc:date>2012-01-06T16:02:01</dc:date>
    <dc:creator>Gauthier Bastien</dc:creator>
    <meta:editing-duration>PT12H19M15S</meta:editing-duration>
    <meta:editing-cycles>53</meta:editing-cycles>
    <meta:generator>OpenOffice.org/3.1$Linux OpenOffice.org_project/310m19$Build-9420</meta:generator>
    <meta:document-statistic meta:table-count="0" meta:image-count="0" meta:object-count="0" meta:page-count="1" meta:paragraph-count="23" meta:word-count="216" meta:character-count="1875"/>
  </office:meta>
</office:document-meta>
</file>